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59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03.95pt"/>
    </style:style>
    <style:style style:name="co6" style:family="table-column">
      <style:table-column-properties fo:break-before="auto" style:column-width="189.64pt"/>
    </style:style>
    <style:style style:name="ro1" style:family="table-row">
      <style:table-row-properties style:row-height="12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ext-properties style:text-position=""/>
    </style:style>
    <style:style style:name="ce3" style:family="table-cell" style:parent-style-name="Default">
      <style:text-properties style:text-position="" style:font-name="Arial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8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1.7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.4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5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0.04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466.67pt" svg:height="124.53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2" svg:width="627.34pt" svg:height="107.46pt" svg:x="175.61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2" svg:width="82.18pt" svg:height="61.68pt" svg:x="175.61pt" svg:y="0pt" draw:caption-point-x="-17.29pt" draw:caption-point-y="25.48pt">
              <dc:date>2016-03-05T00:00:00</dc:date>
              <text:p text:style-name="P1"><text:span text:style-name="T1">EVGA x99 FTW board offers five electrically x16 PCI-E slots and 10 SATA ports.</text:span>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/>
          <table:table-cell table:style-name="ce2" table:formula="of:=SUM([.F2:.F28])" office:value-type="currency" office:currency="USD" office:value="1745.02" calcext:value-type="currency">
            <text:p>$1,745.02</text:p>
          </table:table-cell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2" calcext:value-type="float">
            <office:annotation draw:style-name="gr4" draw:text-style-name="P2" svg:width="82.18pt" svg:height="72.88pt" svg:x="403.26pt" svg:y="0pt" draw:caption-point-x="-17.29pt" draw:caption-point-y="38.07pt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04.42" calcext:value-type="currency">
            <text:p>$104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TB</text:p>
          </table:table-cell>
          <table:table-cell office:value-type="string" calcext:value-type="string">
            <text:p>ST2000DM001</text:p>
          </table:table-cell>
          <table:table-cell office:value-type="string" calcext:value-type="string">
            <text:p>http://smile.amazon.com/Seagate-Desktop-3-5-Inch-Internal-ST2000DM001/dp/B005T3GRN2/ref=sr_1_1?ie=UTF8&amp;qid=1457204865&amp;sr=8-1&amp;keywords=ST2000DM001</text:p>
          </table:table-cell>
          <table:table-cell table:style-name="ce2" office:value-type="currency" office:currency="USD" office:value="74.99" calcext:value-type="currency">
            <text:p>$74.99</text:p>
          </table:table-cell>
          <table:table-cell office:value-type="float" office:value="8" calcext:value-type="float">
            <office:annotation draw:style-name="gr3" draw:text-style-name="P2" svg:width="82.18pt" svg:height="61.68pt" svg:x="403.26pt" svg:y="7.88pt" draw:caption-point-x="-17.29pt" draw:caption-point-y="43pt">
              <dc:date>2014-10-23T00:00:00</dc:date>
              <text:p text:style-name="P1"><text:span text:style-name="T1">Be smart. MDADM RAID0 the front 150GB, RAID5/6 remaining space.</text:span></text:p>
            </office:annotation>
            <text:p>8</text:p>
          </table:table-cell>
          <table:table-cell table:style-name="ce2" table:formula="of:=[.D5]*[.E5]" office:value-type="currency" office:currency="USD" office:value="599.92" calcext:value-type="currency">
            <text:p>$59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20.47pt" draw:caption-point-x="-17.29pt" draw:caption-point-y="43.2pt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smile.amazon.com/Crucial-DDR4-2133-PC4-2133-CT2K16G4RFD4213-CT2C16G4RFD4213/dp/B00KUSMULY/ref=sr_1_1?ie=UTF8&amp;qid=1457204819&amp;sr=8-1&amp;keywords=CT2K16G4RFD4213</text:p>
          </table:table-cell>
          <table:table-cell table:style-name="ce2" office:value-type="currency" office:currency="USD" office:value="202.68" calcext:value-type="currency">
            <text:p>$202.68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08pt" draw:caption-point-x="-17.29pt" draw:caption-point-y="43.2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202.68" calcext:value-type="currency">
            <text:p>$20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5.86pt" draw:caption-point-x="-17.29pt" draw:caption-point-y="43.2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58.48pt" draw:caption-point-x="-17.29pt" draw:caption-point-y="43.2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461.51pt" svg:height="114.15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7" draw:text-style-name="P2" svg:width="82.18pt" svg:height="95.27pt" svg:x="201.6pt" svg:y="0pt" draw:caption-point-x="-17.29pt" draw:caption-point-y="12.87pt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8" draw:text-style-name="P2" svg:width="82.18pt" svg:height="128.86pt" svg:x="201.6pt" svg:y="0pt" draw:caption-point-x="-17.29pt" draw:caption-point-y="25.48pt">
              <dc:date>2016-03-05T00:00:00</dc:date>
              <text:p text:style-name="P1"><text:span text:style-name="T1">EVGA x99 FTW board offers five electrically x16 PCI-E slots.</text:span></text:p>
              <text:p text:style-name="P1"><text:span text:style-name="T1"/></text:p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1" calcext:value-type="float">
            <office:annotation draw:style-name="gr9" draw:text-style-name="P2" svg:width="177.11pt" svg:height="54.85pt" svg:x="429.25pt" svg:y="0pt" draw:caption-point-x="-17.29pt" draw:caption-point-y="38.27pt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1</text:p>
          </table:table-cell>
          <table:table-cell table:style-name="ce2" table:formula="of:=[.D4]*[.E4]" office:value-type="currency" office:currency="USD" office:value="52.21" calcext:value-type="currency">
            <text:p>$5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10" draw:text-style-name="P2" svg:width="379.42pt" svg:height="156.67pt" svg:x="201.6pt" svg:y="7.88pt" draw:caption-point-x="-17.29pt" draw:caption-point-y="43.2pt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eBay</text:p>
          </table:table-cell>
          <table:table-cell table:style-name="ce2" office:value-type="currency" office:currency="USD" office:value="425" calcext:value-type="currency">
            <text:p>$425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850" calcext:value-type="currency">
            <text:p>$85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3" draw:text-style-name="P2" svg:width="82.18pt" svg:height="61.68pt" svg:x="80.99pt" svg:y="20.47pt" draw:caption-point-x="-17.29pt" draw:caption-point-y="43.2pt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DDR4 2400MHz</text:p>
          </table:table-cell>
          <table:table-cell office:value-type="string" calcext:value-type="string">
            <text:p>http://www.corsair.com/en-us/vengeance-lpx-32gb-4x8gb-ddr4-dram-2400mhz-c14-memory-kit-black-cmk32gx4m4a2400c14</text:p>
          </table:table-cell>
          <table:table-cell table:style-name="ce2" office:value-type="currency" office:currency="USD" office:value="199" calcext:value-type="currency">
            <text:p>$199.00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08pt" draw:caption-point-x="8.7pt" draw:caption-point-y="30.59pt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199" calcext:value-type="currency">
            <text:p>$1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5.67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3" draw:text-style-name="P2" svg:width="82.18pt" svg:height="61.68pt" svg:x="201.6pt" svg:y="46.26pt" draw:caption-point-x="-17.29pt" draw:caption-point-y="43.2pt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151.21" calcext:value-type="currency">
            <text:p>$2,151.2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71.46pt" draw:caption-point-x="-17.29pt" draw:caption-point-y="43.2pt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11" draw:text-style-name="P2" svg:width="82.18pt" svg:height="16.89pt" svg:x="429.25pt" svg:y="84.08pt" draw:caption-point-x="-17.29pt" draw:caption-point-y="43.2pt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11" draw:text-style-name="P2" svg:width="82.18pt" svg:height="16.89pt" svg:x="429.25pt" svg:y="97.26pt" draw:caption-point-x="-17.29pt" draw:caption-point-y="43.2pt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12" draw:text-style-name="P2" svg:width="82.18pt" svg:height="28.09pt" svg:x="201.6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12" draw:text-style-name="P2" svg:width="82.18pt" svg:height="28.09pt" svg:x="429.25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12" draw:text-style-name="P2" svg:width="82.18pt" svg:height="28.09pt" svg:x="429.25pt" svg:y="175.86pt" draw:caption-point-x="-17.29pt" draw:caption-point-y="43.2pt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117.07" calcext:value-type="currency">
            <text:p>$3,117.07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3" draw:text-style-name="P2" svg:width="82.18pt" svg:height="61.68pt" svg:x="270.65pt" svg:y="0pt" draw:caption-point-x="-17.29pt" draw:caption-point-y="13.07pt">
              <dc:date>2016-03-20T00:00:00</dc:date>
              <text:p text:style-name="P1"><text:span text:style-name="T1">Optimized for power efficiency, overclockable (unlocked), <text:s/>7442 PassMark.</text:span></text:p>
            </office:annotation>
            <text:p>AMD FX-8320E</text:p>
          </table:table-cell>
          <table:table-cell office:value-type="string" calcext:value-type="string">
            <text:p>http://www.microcenter.com/product/437624/FX_8320E_Black_Edition_32GHz_Eight-Core_Socket_AM3_Boxed_Processor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90" calcext:value-type="currency">
            <text:p>$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13" draw:text-style-name="P2" svg:width="325.47pt" svg:height="65.71pt" svg:x="270.65pt" svg:y="0pt" draw:caption-point-x="-17.29pt" draw:caption-point-y="25.88pt">
              <dc:date>2016-03-20T00:00:00</dc:date>
              <text:p text:style-name="P1"><text:span text:style-name="T1">Almost any 990FX chipset motherboard should do. Check for adequate CPU power, at least one electrically x16 PCI-E slot, and NVIDIA SLi support.</text:span></text:p>
            </office:annotation>
            <text:p>Gigabyte GA-990FX*</text:p>
          </table:table-cell>
          <table:table-cell office:value-type="string" calcext:value-type="string">
            <text:p>http://smile.amazon.com/Gigabyte-990FX-6Gbps-Motherboards-GA-990FX-Gaming/dp/B019C3S2CS/ref=sr_1_1?s=pc&amp;ie=UTF8&amp;qid=1458528070&amp;sr=1-1&amp;keywords=Gigabyte+GA-990FX</text:p>
          </table:table-cell>
          <table:table-cell office:value-type="currency" office:currency="USD" office:value="139.99" calcext:value-type="currency">
            <text:p>$13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9.99" calcext:value-type="currency">
            <text:p>$13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7" draw:text-style-name="P2" svg:width="82.18pt" svg:height="95.27pt" svg:x="270.65pt" svg:y="0pt" draw:caption-point-x="-17.29pt" draw:caption-point-y="38.66pt">
              <dc:date>2016-03-20T00:00:00</dc:date>
              <text:p text:style-name="P1"><text:span text:style-name="T1">Do not be tempted to consider cheaper SSDs. Relatively terrible performance may result.</text:span></text:p>
            </office:annotation>
            <text:p>Samsung 850 EVO</text:p>
          </table:table-cell>
          <table:table-cell office:value-type="string" calcext:value-type="string">
            <text:p>http://smile.amazon.com/Samsung-2-5-Inch-Internal-MZ-75E250B-AM/dp/B00OAJ412U/ref=sr_1_1?s=pc&amp;ie=UTF8&amp;qid=1458527548&amp;sr=1-1&amp;keywords=samsung+ssd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90" calcext:value-type="currency">
            <text:p>$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3" draw:text-style-name="P2" svg:width="82.18pt" svg:height="61.68pt" svg:x="270.65pt" svg:y="8.67pt" draw:caption-point-x="-17.29pt" draw:caption-point-y="42.8pt">
              <dc:date>2016-03-20T00:00:00</dc:date>
              <text:p text:style-name="P1"><text:span text:style-name="T1">Lower-end GPU chosen to balance cost and power consumption.</text:span></text:p>
            </office:annotation>
            <text:p>GeForce GTX 960</text:p>
          </table:table-cell>
          <table:table-cell office:value-type="string" calcext:value-type="string">
            <text:p>http://www.ebay.com/itm/EVGA-GeForce-GTX-960-2GB-FTW-ACX-2-0-/172140980587?hash=item281466e96b:g:NRcAAOSwyjBW7xNX</text:p>
          </table:table-cell>
          <table:table-cell office:value-type="currency" office:currency="USD" office:value="160" calcext:value-type="currency">
            <text:p>$16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60" calcext:value-type="currency">
            <text:p>$1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DDR3 1866MHz 8GB</text:p>
          </table:table-cell>
          <table:table-cell office:value-type="string" calcext:value-type="string">
            <text:p>http://smile.amazon.com/dp/B00J8E90I2/ref=twister_B00JIUS6Y0?_encoding=UTF8&amp;psc=1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40" calcext:value-type="currency">
            <text:p>$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5" draw:text-style-name="P2" svg:width="82.18pt" svg:height="84.08pt" svg:x="80.99pt" svg:y="45.86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500W</text:p>
          </table:table-cell>
          <table:table-cell office:value-type="string" calcext:value-type="string">
            <text:p>http://smile.amazon.com/Apevia-ATX-CB500W-500W-Power-Supply/dp/B00J60TMRW/ref=sr_1_6?s=pc&amp;ie=UTF8&amp;qid=1458527659&amp;sr=1-6&amp;keywords=500W+ATX+power+suppl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25" calcext:value-type="currency">
            <text:p>$25.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5" table:formula="of:=SUM([.F2:.F3])" office:value-type="currency" office:currency="USD" office:value="229.99" calcext:value-type="currency">
            <text:p>$229.99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5" table:formula="of:=SUM([.F2:.F8])" office:value-type="currency" office:currency="USD" office:value="637.99" calcext:value-type="currency">
            <text:p>$637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23:15:44.957617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6-03-20T23:17:15.584079528</dc:date>
    <meta:editing-duration>PT9H24M28S</meta:editing-duration>
    <meta:editing-cycles>76</meta:editing-cycles>
    <meta:generator>LibreOffice/5.1.0.3$Linux_X86_64 LibreOffice_project/10m0$Build-3</meta:generator>
    <meta:document-statistic meta:table-count="3" meta:cell-count="207" meta:object-count="0"/>
  </office:meta>
</office:document-meta>
</file>